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10000001E4776D4D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02cm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02cm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02cm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02cm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2.501cm" fo:margin-right="0cm" fo:text-indent="0cm" style:auto-text-indent="false"/>
    </style:style>
    <style:style style:name="P4" style:family="paragraph" style:parent-style-name="Standard">
      <style:paragraph-properties fo:margin-left="0cm" fo:margin-right="0cm" fo:text-indent="0cm" style:auto-text-indent="false"/>
    </style:style>
    <style:style style:name="P5" style:family="paragraph" style:parent-style-name="Heading">
      <style:paragraph-properties fo:text-align="center" style:justify-single-word="false"/>
      <style:text-properties fo:font-size="22pt" style:font-size-asian="22pt" style:font-size-complex="22pt"/>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NOVEDADES JSF 2.0</text:p>
      <text:p text:style-name="Standard"/>
      <text:h text:style-name="Heading_20_1" text:outline-level="1">Web.xml</text:h>
      <table:table table:name="Table2" table:style-name="Table2">
        <table:table-column table:style-name="Table2.A"/>
        <table:table-row>
          <table:table-cell table:style-name="Table2.A1" office:value-type="string">
            <text:p text:style-name="Standard"><text:span text:style-name="Source_20_Text">&lt;context-param&gt;</text:span></text:p>
            <text:p text:style-name="Standard"><text:span text:style-name="Source_20_Text"><text:tab/>&lt;description&gt;Define the value returned by Application.getProjectStage(). Allowed values: Production, DevelopmentUnitTest, SystemTest, Extension. Default value is Production.</text:span></text:p>
            <text:p text:style-name="Standard"><text:span text:style-name="Source_20_Text"><text:tab/>&lt;/description&gt;</text:span></text:p>
            <text:p text:style-name="Standard"><text:span text:style-name="Source_20_Text"><text:tab/>&lt;param-name&gt;</text:span><text:span text:style-name="Source_20_Text"><text:span text:style-name="T1">javax.faces.PROJECT_STAGE</text:span></text:span><text:span text:style-name="Source_20_Text">&lt;/param-name&gt;</text:span></text:p>
            <text:p text:style-name="Standard"><text:span text:style-name="Source_20_Text"><text:tab/>&lt;param-value&gt;Development&lt;/param-value&gt;</text:span></text:p>
            <text:p text:style-name="Standard"><text:span text:style-name="Source_20_Text">&lt;/context-param&gt;</text:span></text:p>
            <text:p text:style-name="Standard"><text:span text:style-name="Source_20_Text">&lt;!-- Definir este parámetro es más cómodo y más visual que usar el &lt;ui:remove&gt; de Facelets. --&gt;</text:span></text:p>
            <text:p text:style-name="Standard"><text:span text:style-name="Source_20_Text"><text:tab/>&lt;context-param&gt;<text:tab/></text:span></text:p>
            <text:p text:style-name="Standard"><text:span text:style-name="Source_20_Text"><text:tab/><text:tab/>&lt;description&gt;Do not render comments in facelets (xhtml) pages. Default is false.&lt;/description&gt;</text:span></text:p>
            <text:p text:style-name="Standard"><text:span text:style-name="Source_20_Text"><text:tab/><text:tab/>&lt;param-name&gt;javax.faces.</text:span><text:span text:style-name="Source_20_Text"><text:span text:style-name="T1">FACELETS_SKIP_COMMENTS</text:span></text:span><text:span text:style-name="Source_20_Text">&lt;/param-name&gt;</text:span></text:p>
            <text:p text:style-name="Standard"><text:span text:style-name="Source_20_Text"><text:tab/>&lt;param-value&gt;true&lt;/param-value&gt;</text:span></text:p>
            <text:p text:style-name="Standard"><text:span text:style-name="Source_20_Text">&lt;/context-param&gt;</text:span></text:p>
            <text:p text:style-name="Standard"><text:span text:style-name="Source_20_Text"/></text:p>
          </table:table-cell>
        </table:table-row>
      </table:table>
      <text:p text:style-name="Standard"><text:span text:style-name="Source_20_Text"/></text:p>
      <text:h text:style-name="Heading_20_1" text:outline-level="1"><text:span text:style-name="Source_20_Text">Facelets directamente integrado.</text:span></text:h>
      <text:p text:style-name="Standard"><text:span text:style-name="Source_20_Text"/></text:p>
      <text:p text:style-name="Standard"><text:span text:style-name="Source_20_Text">Necesitamos incluir un fichero con la plantilla y posteriormente cada uno de los ficheros detalle.</text:span></text:p>
      <text:p text:style-name="Standard"><text:span text:style-name="Source_20_Text"/></text:p>
      <text:p text:style-name="Standard"><text:span text:style-name="Source_20_Text"/></text:p>
      <text:h text:style-name="Heading_20_1" text:outline-level="1"><text:span text:style-name="Source_20_Text">Gestión de recursos</text:span></text:h>
      <text:p text:style-name="Standard"><text:span text:style-name="Source_20_Text"/></text:p>
      <text:p text:style-name="Standard"><text:span text:style-name="Source_20_Text"/></text:p>
      <text:p text:style-name="Standard"><text:span text:style-name="Source_20_Text"><text:span text:style-name="T1">h:outputStylesheet</text:span></text:span><text:span text:style-name="Source_20_Text"> - Nos permite indicar que CSS queremos añadir en nuestra página. Por defecto esta CSS se añadirá en el HEAD del html pero con un atributo podemos forzar que se incluya en el BODY. </text:span></text:p>
      <text:p text:style-name="Standard"><text:span text:style-name="Source_20_Text"/></text:p>
      <text:p text:style-name="Standard"><text:span text:style-name="Source_20_Text">Aunque hemos puesto la etiqueta dentro de h:head, esto no quiere decir nada, la propia etiqueta h:outputStylesheet determina donde se acabará pintando en el html final la inclusión de la CSS. Las CSS por defecto se incluyen en el HEAD, pero tenemos otra etiqueta para incluir JavaScript (h:outputScript) que por defecto lo incluyen en el BODY. </text:span></text:p>
      <text:p text:style-name="Standard"><text:span text:style-name="Source_20_Text"/></text:p>
      <table:table table:name="Table1" table:style-name="Table1">
        <table:table-column table:style-name="Table1.A"/>
        <table:table-row>
          <table:table-cell table:style-name="Table1.A1" office:value-type="string">
            <text:p text:style-name="Standard"><text:span text:style-name="Source_20_Text">&lt;h:head&gt;</text:span></text:p>
            <text:p text:style-name="P2"><text:soft-page-break/><text:span text:style-name="Source_20_Text">&lt;meta</text:span> <text:span text:style-name="Source_20_Text">http-equiv="Content-Type"</text:span> <text:span text:style-name="Source_20_Text">content="text/html; charset=UTF-8"</text:span> <text:span text:style-name="Source_20_Text">/&gt;</text:span></text:p>
            <text:p text:style-name="P2"><text:span text:style-name="Source_20_Text">&lt;h:</text:span><text:span text:style-name="Source_20_Text"><text:span text:style-name="T1">outputStylesheet</text:span></text:span> <text:span text:style-name="Source_20_Text">library="css"</text:span> <text:span text:style-name="Source_20_Text">name="style.css"</text:span> <text:span text:style-name="Source_20_Text">/&gt;</text:span></text:p>
            <text:p text:style-name="P2"><text:span text:style-name="Source_20_Text">&lt;title&gt;Autentia JSF 2 Tutorial&lt;/title&gt;</text:span></text:p>
            <text:p text:style-name="Standard"><text:span text:style-name="Source_20_Text">&lt;/h:head&gt;</text:span></text:p>
            <text:p text:style-name="Table_20_Contents"/>
          </table:table-cell>
        </table:table-row>
      </table:table>
      <text:p text:style-name="Standard"><text:span text:style-name="Source_20_Text"/></text:p>
      <text:p text:style-name="Standard"><text:span text:style-name="Source_20_Text"/></text:p>
      <text:p text:style-name="Standard"><text:span text:style-name="Source_20_Text">JSF 2 va a servir los recursos de un directorio resources que puede estar situado en nuestro directorio webapp (donde tenemos las imágenes, html, ...) o dentro del directorio META-INF (esto da pie a empaquetar recursos dentro de un JAR).</text:span></text:p>
      <text:p text:style-name="Standard"><text:span text:style-name="Source_20_Text"/></text:p>
      <text:p text:style-name="Standard"><text:span text:style-name="Source_20_Text">El atributo library indica un subdirectorio dentro de este directorio resources, y el atributo name, el nombre del recurso que se quiere servir. De esta forma library="css" name="style.css" buscará el fichero resources/css/style.css</text:span></text:p>
      <text:p text:style-name="Standard"><text:span text:style-name="Source_20_Text"/></text:p>
      <text:p text:style-name="Standard"><text:span text:style-name="Source_20_Text">resources/img/imagen1.png</text:span></text:p>
      <text:p text:style-name="Standard"><text:span text:style-name="Source_20_Text"/></text:p>
      <text:p text:style-name="Standard"><text:span text:style-name="Source_20_Text"/></text:p>
      <text:p text:style-name="Standard"><text:span text:style-name="Source_20_Text"/></text:p>
      <text:p text:style-name="Standard"><text:span text:style-name="Source_20_Text"/></text:p>
      <table:table table:name="Table3" table:style-name="Table3">
        <table:table-column table:style-name="Table3.A"/>
        <table:table-row>
          <table:table-cell table:style-name="Table3.A1" office:value-type="string">
            <text:p text:style-name="Table_20_Contents">&lt;div id="bottom"&gt;</text:p>
            <text:p text:style-name="Table_20_Contents"><text:s text:c="12"/>&lt;ui:insert name="bottom"&gt;</text:p>
            <text:p text:style-name="Table_20_Contents"><text:s text:c="16"/>&lt;span id="copyright"&gt;Esta aplicación se distribuye bajo licencia &lt;a href="http://www.gnu.org/licenses/gpl-3.0-standalone.html"&gt;GPL&lt;/a&gt;&lt;/span&gt;</text:p>
            <text:p text:style-name="Table_20_Contents"><text:s text:c="16"/>&lt;a href="http://www.autentia.com" target="_blank"&gt;</text:p>
            <text:p text:style-name="Table_20_Contents"><text:s text:c="20"/>&lt;h:graphicImage value="<text:span text:style-name="T1">#{resource['img:100x30x72dpi.png']}</text:span>" /&gt;</text:p>
            <text:p text:style-name="Table_20_Contents"><text:s text:c="16"/>&lt;/a&gt;</text:p>
            <text:p text:style-name="Table_20_Contents"><text:s text:c="12"/>&lt;/ui:insert&gt;</text:p>
          </table:table-cell>
        </table:table-row>
      </table:table>
      <text:p text:style-name="Standard"><text:span text:style-name="Source_20_Text"/></text:p>
      <text:p text:style-name="Standard"><text:span text:style-name="T1">#{resource['img:100x30x72dpi.png']} </text:span>es otra forma de hacer referencia a un recurso, esta vez usando EL. La idea es la misma, pondremos library:nombreDelRecuros</text:p>
      <text:p text:style-name="Standard"/>
      <text:h text:style-name="Heading_20_1" text:outline-level="1">Validaciones JSR-303</text:h>
      <text:p text:style-name="Standard"/>
      <text:p text:style-name="Standard">Supongamos el siguiente formulario:</text:p>
      <table:table table:name="Table4" table:style-name="Table4">
        <table:table-column table:style-name="Table4.A"/>
        <table:table-row>
          <table:table-cell table:style-name="Table4.A1" office:value-type="string">
            <text:p text:style-name="Standard"><text:span text:style-name="Source_20_Text">&lt;?xml</text:span> <text:span text:style-name="Source_20_Text">version="1.0"</text:span> <text:span text:style-name="Source_20_Text">encoding="UTF-8"?&gt;</text:span></text:p>
            <text:p text:style-name="Standard"><text:span text:style-name="Source_20_Text">&lt;!DOCTYPE html PUBLIC "-//W3C//DTD XHTML 1.0 Transitional//EN" "</text:span><text:a xlink:type="simple" xlink:href="http://www.w3.org/TR/xhtml1/DTD/xhtml1-transitional.dtd"><text:span text:style-name="Source_20_Text">http://www.w3.org/TR/xhtml1/DTD/xhtml1-transitional.dtd</text:span></text:a><text:span text:style-name="Source_20_Text">"&gt;</text:span></text:p>
            <text:p text:style-name="Standard"> </text:p>
            <text:p text:style-name="Standard"><text:span text:style-name="Source_20_Text">&lt;html</text:span> <text:span text:style-name="Source_20_Text">xmlns="</text:span><text:a xlink:type="simple" xlink:href="http://www.w3.org/1999/xhtml"><text:span text:style-name="Source_20_Text">http://www.w3.org/1999/xhtml</text:span></text:a><text:span text:style-name="Source_20_Text">"</text:span> <text:span text:style-name="Source_20_Text">xmlns:ui="</text:span><text:a xlink:type="simple" xlink:href="http://java.sun.com/jsf/facelets"><text:span text:style-name="Source_20_Text">http://java.sun.com/jsf/facelets</text:span></text:a><text:span text:style-name="Source_20_Text">"</text:span></text:p>
            <text:p text:style-name="Standard"><text:span text:style-name="Source_20_Text"><text:s text:c="5"/>xmlns:f="</text:span><text:a xlink:type="simple" xlink:href="http://java.sun.com/jsf/core"><text:span text:style-name="Source_20_Text">http://java.sun.com/jsf/core</text:span></text:a><text:span text:style-name="Source_20_Text">"</text:span> <text:span text:style-name="Source_20_Text">xmlns:h="</text:span><text:a xlink:type="simple" xlink:href="http://java.sun.com/jsf/html"><text:span text:style-name="Source_20_Text">http://java.sun.com/jsf/html</text:span></text:a><text:span text:style-name="Source_20_Text">"&gt;</text:span></text:p>
            <text:p text:style-name="Standard"> </text:p>
            <text:p text:style-name="Standard"><text:span text:style-name="Source_20_Text">&lt;ui:composition</text:span> <text:span text:style-name="Source_20_Text">template="./defaultLayout.xhtml"&gt;</text:span></text:p>
            <text:p text:style-name="Standard"><text:span text:style-name="Source_20_Text"><text:s text:c="5"/>&lt;ui:define</text:span> <text:span text:style-name="Source_20_Text">name="title"&gt;Login&lt;/ui:define&gt;</text:span></text:p>
            <text:p text:style-name="Standard"><text:soft-page-break/> </text:p>
            <text:p text:style-name="Standard"><text:span text:style-name="Source_20_Text"><text:s text:c="5"/>&lt;ui:define</text:span> <text:span text:style-name="Source_20_Text">name="content"&gt;</text:span></text:p>
            <text:p text:style-name="Standard"><text:span text:style-name="Source_20_Text"><text:s text:c="10"/>&lt;h:form&gt;</text:span></text:p>
            <text:p text:style-name="Standard"><text:span text:style-name="Source_20_Text"><text:s text:c="15"/>&lt;h:panelGrid</text:span> <text:span text:style-name="Source_20_Text">columns="3"&gt;</text:span></text:p>
            <text:p text:style-name="Standard"><text:span text:style-name="Source_20_Text"><text:s text:c="20"/>&lt;h:outputLabel</text:span> <text:span text:style-name="Source_20_Text">for="name"</text:span> <text:span text:style-name="Source_20_Text">value="Nombre"</text:span> <text:span text:style-name="Source_20_Text">/&gt;</text:span></text:p>
            <text:p text:style-name="Standard"><text:span text:style-name="Source_20_Text"><text:s text:c="20"/>&lt;h:inputText</text:span> <text:span text:style-name="Source_20_Text">id="name"</text:span> <text:span text:style-name="Source_20_Text">label="Nombre"</text:span> <text:span text:style-name="Source_20_Text">value="#{loginView.name}"&gt;</text:span></text:p>
            <text:p text:style-name="Standard"><text:span text:style-name="Source_20_Text"><text:s text:c="25"/></text:span><text:span text:style-name="Source_20_Text"><text:span text:style-name="T1">&lt;f:validateBean</text:span></text:span><text:span text:style-name="T1"> </text:span><text:span text:style-name="Source_20_Text"><text:span text:style-name="T1">/&gt;</text:span></text:span></text:p>
            <text:p text:style-name="Standard"><text:span text:style-name="Source_20_Text"><text:s text:c="25"/>&lt;f:ajax</text:span> <text:span text:style-name="Source_20_Text">render="nameError"</text:span> <text:span text:style-name="Source_20_Text">/&gt;</text:span></text:p>
            <text:p text:style-name="Standard"><text:span text:style-name="Source_20_Text"><text:s text:c="20"/>&lt;/h:inputText&gt;</text:span></text:p>
            <text:p text:style-name="Standard"><text:span text:style-name="Source_20_Text"><text:s text:c="20"/>&lt;h:message</text:span> <text:span text:style-name="Source_20_Text">id="nameError"</text:span> <text:span text:style-name="Source_20_Text">for="name"</text:span> <text:span text:style-name="Source_20_Text">errorClass="error"</text:span> <text:span text:style-name="Source_20_Text">/&gt;</text:span></text:p>
            <text:p text:style-name="Standard"> </text:p>
            <text:p text:style-name="Standard"><text:span text:style-name="Source_20_Text"><text:s text:c="20"/>&lt;h:outputLabel</text:span> <text:span text:style-name="Source_20_Text">for="password"</text:span> <text:span text:style-name="Source_20_Text">value="Clave"</text:span> <text:span text:style-name="Source_20_Text">/&gt;</text:span></text:p>
            <text:p text:style-name="Standard"><text:span text:style-name="Source_20_Text"><text:s text:c="20"/>&lt;h:inputSecret</text:span> <text:span text:style-name="Source_20_Text">id="password"</text:span> <text:span text:style-name="Source_20_Text">label="Clave"</text:span> <text:span text:style-name="Source_20_Text">value="#{loginView.password}"&gt;</text:span></text:p>
            <text:p text:style-name="Standard"><text:span text:style-name="Source_20_Text"><text:s text:c="25"/>&lt;f:validateBean</text:span> <text:span text:style-name="Source_20_Text">/&gt;</text:span></text:p>
            <text:p text:style-name="Standard"><text:span text:style-name="Source_20_Text"><text:s text:c="25"/>&lt;f:ajax</text:span> <text:span text:style-name="Source_20_Text">render="passwordError"</text:span> <text:span text:style-name="Source_20_Text">/&gt;</text:span></text:p>
            <text:p text:style-name="Standard"><text:span text:style-name="Source_20_Text"><text:s text:c="20"/>&lt;/h:inputSecret&gt;</text:span></text:p>
            <text:p text:style-name="Standard"><text:span text:style-name="Source_20_Text"><text:s text:c="20"/>&lt;h:message</text:span> <text:span text:style-name="Source_20_Text">id="passwordError"</text:span> <text:span text:style-name="Source_20_Text">for="password"</text:span> <text:span text:style-name="Source_20_Text">errorClass="error"</text:span> <text:span text:style-name="Source_20_Text">/&gt;</text:span></text:p>
            <text:p text:style-name="Standard"><text:span text:style-name="Source_20_Text"><text:s text:c="15"/>&lt;/h:panelGrid&gt;</text:span></text:p>
            <text:p text:style-name="Standard"> </text:p>
            <text:p text:style-name="Standard"><text:span text:style-name="Source_20_Text"><text:s text:c="15"/>&lt;h:commandButton</text:span> <text:span text:style-name="Source_20_Text">action="listTutorialsView"</text:span> <text:span text:style-name="Source_20_Text">value="Entrar"</text:span> <text:span text:style-name="Source_20_Text">/&gt;</text:span></text:p>
            <text:p text:style-name="Standard"><text:span text:style-name="Source_20_Text"><text:s text:c="10"/>&lt;/h:form&gt;</text:span></text:p>
            <text:p text:style-name="Standard"><text:span text:style-name="Source_20_Text"><text:s text:c="5"/>&lt;/ui:define&gt;</text:span></text:p>
            <text:p text:style-name="Standard"><text:span text:style-name="Source_20_Text">&lt;/ui:composition&gt;</text:span></text:p>
            <text:p text:style-name="Standard"><text:span text:style-name="Source_20_Text">&lt;/html&gt;</text:span></text:p>
            <text:p text:style-name="Table_20_Contents"/>
          </table:table-cell>
        </table:table-row>
      </table:table>
      <text:p text:style-name="Standard"/>
      <text:p text:style-name="Standard">Con esta nueva etiqueta estamos indicando que queremos usar una validación de Bean, es decir, que queremos usar una validación basada en la JSR-303.</text:p>
      <text:p text:style-name="Standard"/>
      <text:p text:style-name="Standard">Estas validaciones se definen con anotaciones en el propio Bean:</text:p>
      <text:p text:style-name="Standard"/>
      <table:table table:name="Table5" table:style-name="Table5">
        <table:table-column table:style-name="Table5.A"/>
        <table:table-row>
          <table:table-cell table:style-name="Table5.A1" office:value-type="string">
            <text:p text:style-name="Standard"><text:span text:style-name="Source_20_Text">... </text:span></text:p>
            <text:p text:style-name="Standard"><text:span text:style-name="Source_20_Text">@NotNull</text:span></text:p>
            <text:p text:style-name="Standard"><text:span text:style-name="Source_20_Text">@Size(min = 6, max = 128)</text:span></text:p>
            <text:p text:style-name="Standard"><text:span text:style-name="Source_20_Text">private</text:span> <text:span text:style-name="Source_20_Text">String name;</text:span></text:p>
            <text:p text:style-name="Standard"/>
            <text:p text:style-name="Standard"><text:span text:style-name="Source_20_Text">@NotNull</text:span></text:p>
            <text:p text:style-name="Standard"><text:span text:style-name="Source_20_Text">@Size(min = 6, max = 128)</text:span></text:p>
            <text:p text:style-name="Standard"><text:span text:style-name="Source_20_Text">private</text:span> <text:span text:style-name="Source_20_Text">String password;</text:span></text:p>
            <text:p text:style-name="Standard"><text:span text:style-name="Source_20_Text">...</text:span></text:p>
            <text:p text:style-name="Table_20_Contents"/>
          </table:table-cell>
        </table:table-row>
      </table:table>
      <text:p text:style-name="Standard"/>
      <text:p text:style-name="Standard"/>
      <text:h text:style-name="Heading_20_1" text:outline-level="1"><text:soft-page-break/>Soporte Ajax</text:h>
      <text:p text:style-name="Standard"/>
      <text:p text:style-name="Standard">JSF 2 ya viene con soporte para AJAX (este está basado en el soporte proporcionado por RichFaces). De esta forma tenemos una nueva etiqueta f:ajax que pondremos en el componente donde queremos tener comportamiento AJAX; de forma que si la ponemos en un h:commandButton se disparará al pulsar el botón, y si la ponemos en un h:inputText se disparará al cambiar de valor (cuando el input text pierde el foco).</text:p>
      <text:p text:style-name="Standard"/>
      <text:p text:style-name="Standard">Básicamente lo que vamos ha hacer con esta etiqueta es indicar que otros componentes queremos que se repinten cuando se produzca el evento (al pulsar el botón, al cambiar de valor, ...). Esto lo haremos con el atributo render.</text:p>
      <text:p text:style-name="Standard"/>
      <table:table table:name="Table6" table:style-name="Table6">
        <table:table-column table:style-name="Table6.A"/>
        <table:table-row>
          <table:table-cell table:style-name="Table6.A1" office:value-type="string">
            <text:p text:style-name="Table_20_Contents">&lt;h:form&gt;</text:p>
            <text:p text:style-name="Table_20_Contents"><text:s text:c="12"/>&lt;h:panelGrid columns="3"&gt;</text:p>
            <text:p text:style-name="Table_20_Contents"><text:s text:c="16"/>&lt;h:outputLabel for="name" value="Nombre" /&gt;</text:p>
            <text:p text:style-name="Table_20_Contents"><text:s text:c="16"/>&lt;h:inputText id="name" label="Nombre" value="#{loginView.name}"&gt;</text:p>
            <text:p text:style-name="Table_20_Contents"><text:s text:c="20"/>&lt;f:validateBean /&gt;</text:p>
            <text:p text:style-name="Table_20_Contents"><text:s text:c="20"/><text:span text:style-name="T1">&lt;f:ajax render="nameError" /&gt;</text:span></text:p>
            <text:p text:style-name="Table_20_Contents"><text:s text:c="16"/>&lt;/h:inputText&gt;</text:p>
            <text:p text:style-name="Table_20_Contents"><text:s text:c="16"/>&lt;h:message id="nameError" for="name" errorClass="error" /&gt;</text:p>
          </table:table-cell>
        </table:table-row>
      </table:table>
      <text:p text:style-name="Standard"/>
      <text:p text:style-name="Standard"/>
      <text:p text:style-name="Standard">En el ejemplo, se ve como estamos indicando que queremos repintar el componente que presenta los mensajes de error de la validación. Como el f:ajax lo hemos asociado a un h:inputText, lo que va a ocurrir es que cuando este campo de entrada pierda el foco, se lanzará un evento de cambio de valor, se irá al servidor, se hará la validación de bean según el JSR-303, y si se producen errores estos se pintarán en el componente h:message indicado (nótese que con el atributo render de f:ajax se indican los ids de los componentes que se quieren repintar).</text:p>
      <text:p text:style-name="Standard"/>
      <text:p text:style-name="Standard"/>
      <text:h text:style-name="Heading_20_1" text:outline-level="1">Navegación</text:h>
      <text:p text:style-name="Standard"/>
      <text:p text:style-name="Standard">Con JSF 2 se simplifica enormemente la navegación. Podemos seguir usando las reglas de navegación en el faces-config.xml, pero JSF 2 añade soporte para “Convención frente a Configuración”.</text:p>
      <text:p text:style-name="Standard"/>
      <table:table table:name="Table7" table:style-name="Table7">
        <table:table-column table:style-name="Table7.A"/>
        <table:table-row>
          <table:table-cell table:style-name="Table7.A1" office:value-type="string">
            <text:p text:style-name="Table_20_Contents"><text:s/>&lt;h:commandButton action=”listTutorialsView" value="Entrar" /&gt;</text:p>
          </table:table-cell>
        </table:table-row>
      </table:table>
      <text:p text:style-name="Standard"/>
      <text:p text:style-name="Standard">Vemos como en el h:commandButton, en el atributo action, indicamos una cadena. Esta no es EL, por lo que no estamos haciendo referencia a un backbean. Esta cadena correspondería con el “outcome” que serviría para determinar la regla de navegación a disparar. Pero como no hemos escrito ninguna regla de navegación ¿qué es lo que va ha hacer JSF 2? Sencillo, simplemente se limitará a buscar una página con el mismo nombre y la extensión .xhtml. Es decir, si en nuestro ejemplo hemos puesto action=”listTutorialsView”, JSF 2 intentará saltar a la vista listTutorialsView.xhtml</text:p>
      <text:p text:style-name="Standard"/>
      <text:p text:style-name="Standard">En el ejemplo la página se buscará a la misma altura, pero podemos indicar rutas relativas. Por ejemplo, si la ruta empieza por / estaremos indicando que es relativa al dominio y nombre de aplicación actual.</text:p>
      <text:p text:style-name="Standard"><text:soft-page-break/></text:p>
      <text:h text:style-name="Heading_20_1" text:outline-level="1">Conversores y validadores simplificados</text:h>
      <table:table table:name="Table8" table:style-name="Table8">
        <table:table-column table:style-name="Table8.A"/>
        <table:table-row>
          <table:table-cell table:style-name="Table8.A1" office:value-type="string">
            <text:p text:style-name="Standard"><text:span text:style-name="Source_20_Text">... </text:span></text:p>
            <text:p text:style-name="Standard"><text:span text:style-name="Source_20_Text">@FacesConverter("selectItemsConverter")</text:span></text:p>
            <text:p text:style-name="Standard"><text:span text:style-name="Source_20_Text">public</text:span> <text:span text:style-name="Source_20_Text">class</text:span> <text:span text:style-name="Source_20_Text">SelectItemsConverter implements</text:span> <text:span text:style-name="Source_20_Text">Converter {</text:span></text:p>
            <text:p text:style-name="Standard"><text:span text:style-name="Source_20_Text">...</text:span></text:p>
            <text:p text:style-name="Table_20_Contents"/>
          </table:table-cell>
        </table:table-row>
      </table:table>
      <text:p text:style-name="Standard"/>
      <text:h text:style-name="Heading_20_1" text:outline-level="1">Listas desplegables relacionadas en cascada</text:h>
      <text:p text:style-name="Standard"><draw:frame draw:style-name="fr1" draw:name="graphics1" text:anchor-type="paragraph" svg:x="2.558cm" svg:y="0.446cm" svg:width="11.887cm" svg:height="1.058cm" draw:z-index="0"><draw:image xlink:href="Pictures/10000000000001510000001E4776D4DE.png" xlink:type="simple" xlink:show="embed" xlink:actuate="onLoad"/></draw:frame></text:p>
      <text:p text:style-name="Standard">Desplegables relacionados que se refrescan de forma secuencial en función del valor seleccionado en otro combo.</text:p>
      <text:p text:style-name="Standard"/>
      <table:table table:name="Table9" table:style-name="Table9">
        <table:table-column table:style-name="Table9.A"/>
        <table:table-row>
          <table:table-cell table:style-name="Table9.A1" office:value-type="string">
            <text:p text:style-name="Standard"><text:span text:style-name="Source_20_Text">&lt;h:selectOneMenu</text:span> <text:span text:style-name="Source_20_Text">id="category"</text:span> <text:span text:style-name="Source_20_Text">label="Categoría"</text:span> <text:span text:style-name="Source_20_Text">value="#{listTutorialsView.category}"</text:span> <text:span text:style-name="Source_20_Text">converter="selectItemsConverter"&gt;</text:span></text:p>
            <text:p text:style-name="Standard"><text:span text:style-name="Source_20_Text">                    &lt;f:selectItems</text:span> <text:span text:style-name="Source_20_Text">value="#{listTutorialsView.categories}"</text:span> <text:span text:style-name="Source_20_Text">var="category"</text:span> <text:span text:style-name="Source_20_Text">itemLabel="#{category.name}"</text:span> <text:span text:style-name="Source_20_Text">/&gt;</text:span></text:p>
            <text:p text:style-name="P3"><text:span text:style-name="Source_20_Text">&lt;f:ajax</text:span> <text:span text:style-name="Source_20_Text">render="subCategory subsubCategory"</text:span> <text:span text:style-name="Source_20_Text">/&gt;</text:span></text:p>
            <text:p text:style-name="P4"><text:span text:style-name="Source_20_Text">&lt;/h:selectOneMenu&gt;</text:span></text:p>
            <text:p text:style-name="P4"><text:span text:style-name="Source_20_Text">&lt;h:selectOneMenu</text:span> <text:span text:style-name="Source_20_Text">id="subCategory"</text:span> <text:span text:style-name="Source_20_Text">label="Sub-categoría"</text:span> <text:span text:style-name="Source_20_Text">value="#{listTutorialsView.subCategory}"</text:span> <text:span text:style-name="Source_20_Text">converter="selectItemsConverter"&gt;</text:span></text:p>
            <text:p text:style-name="P2"><text:span text:style-name="Source_20_Text">&lt;f:selectItems</text:span> <text:span text:style-name="Source_20_Text">value="#{listTutorialsView.subCategories}"</text:span> <text:span text:style-name="Source_20_Text">var="subCategory"</text:span> <text:span text:style-name="Source_20_Text">itemLabel="#{subCategory.name}"</text:span> <text:span text:style-name="Source_20_Text">/&gt;</text:span></text:p>
            <text:p text:style-name="P2"><text:span text:style-name="Source_20_Text"><text:span text:style-name="T1">&lt;f:ajax</text:span></text:span><text:span text:style-name="T1"> </text:span><text:span text:style-name="Source_20_Text"><text:span text:style-name="T1">render="subsubCategory"</text:span></text:span><text:span text:style-name="T1"> </text:span><text:span text:style-name="Source_20_Text"><text:span text:style-name="T1">/&gt;</text:span></text:span></text:p>
            <text:p text:style-name="P4"><text:span text:style-name="Source_20_Text">&lt;/h:selectOneMenu&gt;</text:span></text:p>
            <text:p text:style-name="P4"><text:span text:style-name="Source_20_Text">&lt;h:selectOneMenu</text:span> <text:span text:style-name="Source_20_Text"><text:span text:style-name="T1">id="subsubCategory"</text:span></text:span><text:span text:style-name="T1"> </text:span><text:span text:style-name="Source_20_Text">label="Sub-sub-categoría"</text:span> <text:span text:style-name="Source_20_Text">value="#{listTutorialsView.subsubCategory}"</text:span> <text:span text:style-name="Source_20_Text">converter="selectItemsConverter"&gt;</text:span></text:p>
            <text:p text:style-name="P2"><text:span text:style-name="Source_20_Text">&lt;f:selectItems</text:span> <text:span text:style-name="Source_20_Text">value="#{listTutorialsView.subsubCategories}"</text:span> <text:span text:style-name="Source_20_Text">var="subsubCategory"</text:span> <text:span text:style-name="Source_20_Text">itemLabel="#{subsubCategory.name}"</text:span> <text:span text:style-name="Source_20_Text">/&gt;</text:span></text:p>
            <text:p text:style-name="Standard"><text:span text:style-name="Source_20_Text">&lt;/h:selectOneMenu&gt;</text:span></text:p>
            <text:p text:style-name="Table_20_Contents"/>
          </table:table-cell>
        </table:table-row>
      </table:table>
      <text:p text:style-name="Standard"/>
      <text:p text:style-name="Standard">No se si os ha pasado alguna vez, pero es bastante común tener listas desplegables relacionadas entre si. Lo típico de selecciono país, selecciono región, selecciono ciudad; o cosas por el estilo. Dentro de que esta situación es bastante común, no era del todo fácil de implementar, y nos podía dar más de un quebradero de cabeza (que si pongo el immediate=”true”, que si cambio los valores de las lisas, ...).</text:p>
      <text:p text:style-name="Standard"/>
      <text:p text:style-name="Standard">Con JSF 2 estos problemas son historia, y ahora gracias al soporte para AJAX se convierte en algo trivial. Podéis ver como volvemos a hacer uso de f:ajax para indicar a JSF que cuando se produzca un evento de cambio de valor en la lista se vaya al servidor y a la vuelta vuelva a repintar las otras <text:soft-page-break/>listas. Vemos como indicamos dos ids en el atributo render, esto es perfectamente posible, de forma que si queremos repintar más de un componente, basta con indicar la lista de ids separados por un espacio en blanco.</text:p>
      <text:p text:style-name="Standard"/>
      <text:h text:style-name="Heading_20_1" text:outline-level="1">Ámbito de los Backing Bean</text:h>
      <text:p text:style-name="Standard">Con JSF teníamos los ámbitos de request (el ámbito por defecto), session y application. En JSF 2 tenemos un par más: view y custom (el ámbito custom nos permite definir nuestros propios ciclos de vida para los backbeans).</text:p>
      <text:p text:style-name="Standard"/>
      <text:p text:style-name="Standard">View es más que request y menos que session. Es decir la primera vez que naveguemos a una vista (a una página) se creará el backbean, y este se mantendrá hasta que saltemos a otra vista por una regla de navegación. Esto quiere decir que todas las peticiones AJAX, o incluso peticiones que no sean AJAX pero que no nos hagan saltar de vista, compartirán la misma instancia del backbean.</text:p>
      <text:p text:style-name="Standard"/>
      <text:p text:style-name="Standard">Este comportamiento es especialmente indicado para situaciones como la que hemos descrito en el punto anterior. Si los valores de las listas desplegables están relacionadas, al cambiar el valor de la primera lista, se cambiará el valor de las otras dos. Si el backbean está en request al hacer la siguietne petición hemos perdido el estado, por lo que era causa de bastantes errores, y lo que se solía hacer era guardar el backbean en session. Gracias al ámbito view, ya no es necesario saturar la session de backbeans para solucionar estos problemas.</text:p>
      <text:p text:style-name="Standard"/>
      <text:p text:style-name="Standard">Para ver como podemos indicar que el backbean es de ámbito view, podemos ver el código de la clase:</text:p>
      <text:p text:style-name="Standard"/>
      <table:table table:name="Table10" table:style-name="Table10">
        <table:table-column table:style-name="Table10.A"/>
        <table:table-row>
          <table:table-cell table:style-name="Table10.A1" office:value-type="string">
            <text:p text:style-name="Table_20_Contents">@ManagedBean</text:p>
            <text:p text:style-name="Table_20_Contents">@ViewScoped</text:p>
            <text:p text:style-name="Table_20_Contents">public class ListTutorialsView implements Serializable {</text:p>
            <text:p text:style-name="Table_20_Contents"><text:s/></text:p>
            <text:p text:style-name="Table_20_Contents"><text:s text:c="4"/>...</text:p>
            <text:p text:style-name="Table_20_Contents"><text:s/></text:p>
            <text:p text:style-name="Table_20_Contents"><text:s text:c="4"/>@ManagedProperty("#{libraryOfAlexandria}")</text:p>
            <text:p text:style-name="Table_20_Contents"><text:s text:c="4"/>private LibraryOfAlexandria libraryOfAlexandria;</text:p>
            <text:p text:style-name="Table_20_Contents"><text:s text:c="4"/>...</text:p>
          </table:table-cell>
        </table:table-row>
      </table:table>
      <text:p text:style-name="Standard"/>
      <text:h text:style-name="Heading_20_1" text:outline-level="1">Declaración de los BackBeans e Inyección de dependencias</text:h>
      <text:p text:style-name="Text_20_body"/>
      <text:p text:style-name="Text_20_body"><text:tab/>En JSF 1 teníamos que declara los backbeans en el fichero faces-config.xml. En JSF 2, gracias a la anotaciones @ManagedBean, ya no es necesario. <text:s/>Si no indicamos nada en la anotación, el id que se le dará al backbean será el de la clase poniendo la primera letra en minúscula.</text:p>
      <text:p text:style-name="Text_20_body"/>
      <text:p text:style-name="Text_20_body"><text:tab/>Ademas con anotaciones también podemos hacer <text:span text:style-name="T1">Inyección de Dependencias</text:span>. Por ejemplo, <text:s/>podemos ver como con @ManagedProperty estamos inyectando el resultado del EL "#{libraryOfAlexandria}", esto es, un backbean cuyo id es “libraryOfAlexandria”.</text:p>
      <text:p text:style-name="Text_20_body"/>
      <table:table table:name="Table11" table:style-name="Table11">
        <table:table-column table:style-name="Table11.A"/>
        <table:table-row>
          <table:table-cell table:style-name="Table11.A1" office:value-type="string">
            <text:p text:style-name="P1">@ManagedProperty("#{libraryOfAlexandria}")</text:p>
            <text:p text:style-name="Table_20_Contents"><text:soft-page-break/><text:s text:c="4"/>private LibraryOfAlexandria libraryOfAlexandria;</text:p>
            <text:p text:style-name="Table_20_Contents"><text:s text:c="4"/>...</text:p>
          </table:table-cell>
        </table:table-row>
      </table:table>
      <text:p text:style-name="Text_20_body"/>
      <text:p text:style-name="Text_20_body"/>
      <text:p text:style-name="Text_20_body"><text:tab/>La Inyección de Dependencias de JSF 2 tiene algunos inconvenientes o incomodidades. Por ejemplo, aunque anotamos el atributo de la clase, estamos obligados a tener el método getter y setter.</text:p>
      <text:p text:style-name="Text_20_body"/>
      <text:p text:style-name="Text_20_body"><text:tab/>Y otra cosa más importante es que JSF 2 sólo es capaz de buscar los @ManagedBean que están en el directorio classes de nuestra aplicación web. Es decir, <text:span text:style-name="T1">no nos podríamos inyectar un bean que esté dentro de un JAR</text:span>. Debido a esta limitación la clase LibraryOfAlexandria la hemos metido dentro del proyecto web, pero realmente tendría que estar en el proyecto del modelo, ya que se trata de un servicio de negocio (en otro tutorial ya veremos como solventar esta limitación combinando JSF 2 con Spring).</text:p>
      <text:p text:style-name="Text_20_body"/>
      <text:p text:style-name="Text_20_body"><text:tab/>JSF 2, también admite otras anotaciones como el @PostConstruct. Esta anotación se pone en un método y le indica a JSF 2 que debe llamar a ese método después de crear e inyectar los valores al backbean. Esta anotación es especialmente útil para hacer tareas de inicialización del backbean usando las dependencias que nos inyecta JSF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rael Alcázar</meta:initial-creator>
    <meta:creation-date>2012-05-18T00:04:58</meta:creation-date>
    <dc:date>2012-05-18T20:08:18</dc:date>
    <dc:creator>Israel Alcázar</dc:creator>
    <meta:editing-duration>PT1H16M12S</meta:editing-duration>
    <meta:editing-cycles>3</meta:editing-cycles>
    <meta:generator>OpenOffice.org/3.3$Unix OpenOffice.org_project/330m20$Build-9567</meta:generator>
    <meta:document-statistic meta:table-count="11" meta:image-count="1" meta:object-count="0" meta:page-count="7" meta:paragraph-count="139" meta:word-count="1588" meta:character-count="12279"/>
  </office:meta>
</office:document-meta>
</file>